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s" table:style-name="ta1">
        <table:shapes>
          <draw:frame draw:z-index="0" draw:style-name="gr1" draw:text-style-name="P1" svg:width="6.3024in" svg:height="3.5453in" svg:x="6.7894in" svg:y="0.324in">
            <draw:object draw:notify-on-update-of-ranges="gs.A1:gs.A13 gs.B1:gs.B13 gs.A1:gs.A13 gs.C1:gs.C13 gs.A1:gs.A13 gs.D1:gs.D13 gs.A1:gs.A13 gs.E1:gs.E13 gs.A1:gs.A13 gs.F1:gs.F13 gs.A1:gs.A13 gs.G1:gs.G13 gs.A1:gs.A13 gs.H1:gs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cpufreq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H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s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.elts</text:p>
          </table:table-cell>
          <table:table-cell office:value-type="string" calcext:value-type="string">
            <text:p>M.N.O.T</text:p>
          </table:table-cell>
          <table:table-cell office:value-type="string" calcext:value-type="string">
            <text:p>T.std 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M.RT(s)</text:p>
          </table:table-cell>
          <table:table-cell office:value-type="string" calcext:value-type="string">
            <text:p>Std (%)</text:p>
          </table:table-cell>
          <table:table-cell office:value-type="string" calcext:value-type="string">
            <text:p>GFLOP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973" calcext:value-type="float">
            <text:p>52973</text:p>
          </table:table-cell>
          <table:table-cell office:value-type="float" office:value="5443" calcext:value-type="float">
            <text:p>5443</text:p>
          </table:table-cell>
          <table:table-cell office:value-type="float" office:value="2376" calcext:value-type="float">
            <text:p>2376</text:p>
          </table:table-cell>
          <table:table-cell office:value-type="float" office:value="222" calcext:value-type="float">
            <text:p>222</text:p>
          </table:table-cell>
          <table:table-cell table:formula="of:=[.B4]/[.$B$1]*0.00001" office:value-type="float" office:value="0.000203742307692308" calcext:value-type="float">
            <text:p>0.000203742307692308</text:p>
          </table:table-cell>
          <table:table-cell table:formula="of:=100*[.C4]/[.B4]" office:value-type="float" office:value="10.2750457780379" calcext:value-type="float">
            <text:p>10.2750457780379</text:p>
          </table:table-cell>
          <table:table-cell table:formula="of:=[.D4]/[.F4]*10^-9" office:value-type="float" office:value="0.0116617899684745" calcext:value-type="float">
            <text:p>0.01166178996847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5343" calcext:value-type="float">
            <text:p>325343</text:p>
          </table:table-cell>
          <table:table-cell office:value-type="float" office:value="45710" calcext:value-type="float">
            <text:p>45710</text:p>
          </table:table-cell>
          <table:table-cell office:value-type="float" office:value="17451" calcext:value-type="float">
            <text:p>17451</text:p>
          </table:table-cell>
          <table:table-cell office:value-type="float" office:value="842" calcext:value-type="float">
            <text:p>842</text:p>
          </table:table-cell>
          <table:table-cell table:formula="of:=[.B5]/[.$B$1]*0.00001" office:value-type="float" office:value="0.00125131923076923" calcext:value-type="float">
            <text:p>0.00125131923076923</text:p>
          </table:table-cell>
          <table:table-cell table:formula="of:=100*[.C5]/[.B5]" office:value-type="float" office:value="14.0497874550859" calcext:value-type="float">
            <text:p>14.0497874550859</text:p>
          </table:table-cell>
          <table:table-cell table:formula="of:=[.D5]/[.F5]*10^-9" office:value-type="float" office:value="0.0139460815201188" calcext:value-type="float">
            <text:p>0.01394608152011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4212" calcext:value-type="float">
            <text:p>214212</text:p>
          </table:table-cell>
          <table:table-cell office:value-type="float" office:value="60570" calcext:value-type="float">
            <text:p>60570</text:p>
          </table:table-cell>
          <table:table-cell office:value-type="float" office:value="57226" calcext:value-type="float">
            <text:p>57226</text:p>
          </table:table-cell>
          <table:table-cell office:value-type="float" office:value="1862" calcext:value-type="float">
            <text:p>1862</text:p>
          </table:table-cell>
          <table:table-cell table:formula="of:=[.B6]/[.$B$1]*0.00001" office:value-type="float" office:value="0.000823892307692308" calcext:value-type="float">
            <text:p>0.000823892307692308</text:p>
          </table:table-cell>
          <table:table-cell table:formula="of:=100*[.C6]/[.B6]" office:value-type="float" office:value="28.2757268500364" calcext:value-type="float">
            <text:p>28.2757268500364</text:p>
          </table:table-cell>
          <table:table-cell table:formula="of:=[.D6]/[.F6]*10^-9" office:value-type="float" office:value="0.0694581069221145" calcext:value-type="float">
            <text:p>0.06945810692211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9228" calcext:value-type="float">
            <text:p>489228</text:p>
          </table:table-cell>
          <table:table-cell office:value-type="float" office:value="103704" calcext:value-type="float">
            <text:p>103704</text:p>
          </table:table-cell>
          <table:table-cell office:value-type="float" office:value="133701" calcext:value-type="float">
            <text:p>133701</text:p>
          </table:table-cell>
          <table:table-cell office:value-type="float" office:value="3282" calcext:value-type="float">
            <text:p>3282</text:p>
          </table:table-cell>
          <table:table-cell table:formula="of:=[.B7]/[.$B$1]*0.00001" office:value-type="float" office:value="0.00188164615384615" calcext:value-type="float">
            <text:p>0.00188164615384615</text:p>
          </table:table-cell>
          <table:table-cell table:formula="of:=100*[.C7]/[.B7]" office:value-type="float" office:value="21.1974784762933" calcext:value-type="float">
            <text:p>21.1974784762933</text:p>
          </table:table-cell>
          <table:table-cell table:formula="of:=[.D7]/[.F7]*10^-9" office:value-type="float" office:value="0.0710553361622802" calcext:value-type="float">
            <text:p>0.07105533616228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44663" calcext:value-type="float">
            <text:p>844663</text:p>
          </table:table-cell>
          <table:table-cell office:value-type="float" office:value="34982" calcext:value-type="float">
            <text:p>34982</text:p>
          </table:table-cell>
          <table:table-cell office:value-type="float" office:value="258876" calcext:value-type="float">
            <text:p>258876</text:p>
          </table:table-cell>
          <table:table-cell office:value-type="float" office:value="5102" calcext:value-type="float">
            <text:p>5102</text:p>
          </table:table-cell>
          <table:table-cell table:formula="of:=[.B8]/[.$B$1]*0.00001" office:value-type="float" office:value="0.00324870384615385" calcext:value-type="float">
            <text:p>0.00324870384615385</text:p>
          </table:table-cell>
          <table:table-cell table:formula="of:=100*[.C8]/[.B8]" office:value-type="float" office:value="4.14153336892938" calcext:value-type="float">
            <text:p>4.14153336892938</text:p>
          </table:table-cell>
          <table:table-cell table:formula="of:=[.D8]/[.F8]*10^-9" office:value-type="float" office:value="0.0796859339168402" calcext:value-type="float">
            <text:p>0.07968593391684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1105" calcext:value-type="float">
            <text:p>1441105</text:p>
          </table:table-cell>
          <table:table-cell office:value-type="float" office:value="50045" calcext:value-type="float">
            <text:p>50045</text:p>
          </table:table-cell>
          <table:table-cell office:value-type="float" office:value="444751" calcext:value-type="float">
            <text:p>444751</text:p>
          </table:table-cell>
          <table:table-cell office:value-type="float" office:value="7322" calcext:value-type="float">
            <text:p>7322</text:p>
          </table:table-cell>
          <table:table-cell table:formula="of:=[.B9]/[.$B$1]*0.00001" office:value-type="float" office:value="0.00554271153846154" calcext:value-type="float">
            <text:p>0.00554271153846154</text:p>
          </table:table-cell>
          <table:table-cell table:formula="of:=100*[.C9]/[.B9]" office:value-type="float" office:value="3.47268242078128" calcext:value-type="float">
            <text:p>3.47268242078128</text:p>
          </table:table-cell>
          <table:table-cell table:formula="of:=[.D9]/[.F9]*10^-9" office:value-type="float" office:value="0.0802406903036212" calcext:value-type="float">
            <text:p>0.08024069030362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64550" calcext:value-type="float">
            <text:p>2264550</text:p>
          </table:table-cell>
          <table:table-cell office:value-type="float" office:value="72421" calcext:value-type="float">
            <text:p>72421</text:p>
          </table:table-cell>
          <table:table-cell office:value-type="float" office:value="703326" calcext:value-type="float">
            <text:p>703326</text:p>
          </table:table-cell>
          <table:table-cell office:value-type="float" office:value="9942" calcext:value-type="float">
            <text:p>9942</text:p>
          </table:table-cell>
          <table:table-cell table:formula="of:=[.B10]/[.$B$1]*0.00001" office:value-type="float" office:value="0.00870980769230769" calcext:value-type="float">
            <text:p>0.00870980769230769</text:p>
          </table:table-cell>
          <table:table-cell table:formula="of:=100*[.C10]/[.B10]" office:value-type="float" office:value="3.19803051378861" calcext:value-type="float">
            <text:p>3.19803051378861</text:p>
          </table:table-cell>
          <table:table-cell table:formula="of:=[.D10]/[.F10]*10^-9" office:value-type="float" office:value="0.080751036629794" calcext:value-type="float">
            <text:p>0.0807510366297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29373" calcext:value-type="float">
            <text:p>3329373</text:p>
          </table:table-cell>
          <table:table-cell office:value-type="float" office:value="87687" calcext:value-type="float">
            <text:p>87687</text:p>
          </table:table-cell>
          <table:table-cell office:value-type="float" office:value="1046601" calcext:value-type="float">
            <text:p>1046601</text:p>
          </table:table-cell>
          <table:table-cell office:value-type="float" office:value="12962" calcext:value-type="float">
            <text:p>12962</text:p>
          </table:table-cell>
          <table:table-cell table:formula="of:=[.B11]/[.$B$1]*0.00001" office:value-type="float" office:value="0.0128052807692308" calcext:value-type="float">
            <text:p>0.0128052807692308</text:p>
          </table:table-cell>
          <table:table-cell table:formula="of:=100*[.C11]/[.B11]" office:value-type="float" office:value="2.63373914547874" calcext:value-type="float">
            <text:p>2.63373914547874</text:p>
          </table:table-cell>
          <table:table-cell table:formula="of:=[.D11]/[.F11]*10^-9" office:value-type="float" office:value="0.0817319837699171" calcext:value-type="float">
            <text:p>0.08173198376991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634692" calcext:value-type="float">
            <text:p>4634692</text:p>
          </table:table-cell>
          <table:table-cell office:value-type="float" office:value="100298" calcext:value-type="float">
            <text:p>100298</text:p>
          </table:table-cell>
          <table:table-cell office:value-type="float" office:value="1486576" calcext:value-type="float">
            <text:p>1486576</text:p>
          </table:table-cell>
          <table:table-cell office:value-type="float" office:value="16382" calcext:value-type="float">
            <text:p>16382</text:p>
          </table:table-cell>
          <table:table-cell table:formula="of:=[.B12]/[.$B$1]*0.00001" office:value-type="float" office:value="0.0178257384615385" calcext:value-type="float">
            <text:p>0.0178257384615385</text:p>
          </table:table-cell>
          <table:table-cell table:formula="of:=100*[.C12]/[.B12]" office:value-type="float" office:value="2.16407044955738" calcext:value-type="float">
            <text:p>2.16407044955738</text:p>
          </table:table-cell>
          <table:table-cell table:formula="of:=[.D12]/[.F12]*10^-9" office:value-type="float" office:value="0.0833949181520584" calcext:value-type="float">
            <text:p>0.08339491815205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60337" calcext:value-type="float">
            <text:p>6360337</text:p>
          </table:table-cell>
          <table:table-cell office:value-type="float" office:value="77095" calcext:value-type="float">
            <text:p>77095</text:p>
          </table:table-cell>
          <table:table-cell office:value-type="float" office:value="2035251" calcext:value-type="float">
            <text:p>2035251</text:p>
          </table:table-cell>
          <table:table-cell office:value-type="float" office:value="20202" calcext:value-type="float">
            <text:p>20202</text:p>
          </table:table-cell>
          <table:table-cell table:formula="of:=[.B13]/[.$B$1]*0.00001" office:value-type="float" office:value="0.0244628346153846" calcext:value-type="float">
            <text:p>0.0244628346153846</text:p>
          </table:table-cell>
          <table:table-cell table:formula="of:=100*[.C13]/[.B13]" office:value-type="float" office:value="1.21212130740871" calcext:value-type="float">
            <text:p>1.21212130740871</text:p>
          </table:table-cell>
          <table:table-cell table:formula="of:=[.D13]/[.F13]*10^-9" office:value-type="float" office:value="0.0831976764753189" calcext:value-type="float">
            <text:p>0.08319767647531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06T20:25:44.922398432</dc:date>
    <meta:editing-duration>PT16M32S</meta:editing-duration>
    <meta:editing-cycles>2</meta:editing-cycles>
    <meta:document-statistic meta:table-count="1" meta:cell-count="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scatter" chart:style-name="ch1">
        <chart:legend chart:legend-position="end" svg:x="13.13cm" svg:y="2.71cm" style:legend-expansion="high" chart:style-name="ch2"/>
        <chart:plot-area chart:style-name="ch3" table:cell-range-address="gs.A1:gs.H13" svg:x="0.32cm" svg:y="0.18cm" svg:width="12.49cm" svg:height="8.646cm">
          <chart:coordinate-region svg:x="1.867cm" svg:y="0.379cm" svg:width="10.663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s.B1:gs.B13" chart:class="chart:scatter">
            <chart:domain table:cell-range-address="gs.A1:gs.A13"/>
            <chart:data-point chart:repeated="13"/>
          </chart:series>
          <chart:series chart:style-name="ch8" chart:values-cell-range-address="gs.C1:gs.C13" chart:class="chart:scatter">
            <chart:data-point chart:repeated="13"/>
          </chart:series>
          <chart:series chart:style-name="ch9" chart:values-cell-range-address="gs.D1:gs.D13" chart:class="chart:scatter">
            <chart:data-point chart:repeated="13"/>
          </chart:series>
          <chart:series chart:style-name="ch10" chart:values-cell-range-address="gs.E1:gs.E13" chart:class="chart:scatter">
            <chart:data-point chart:repeated="13"/>
          </chart:series>
          <chart:series chart:style-name="ch10" chart:values-cell-range-address="gs.F1:gs.F13" chart:class="chart:scatter">
            <chart:data-point chart:repeated="13"/>
          </chart:series>
          <chart:series chart:style-name="ch10" chart:values-cell-range-address="gs.G1:gs.G13" chart:class="chart:scatter">
            <chart:data-point chart:repeated="13"/>
          </chart:series>
          <chart:series chart:style-name="ch10" chart:values-cell-range-address="gs.H1:gs.H13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s.A1:gs.A13</svg:desc>
                </draw:g>
              </table:table-cell>
              <table:table-cell office:value-type="float" office:value="2600">
                <text:p>2600</text:p>
                <draw:g>
                  <svg:desc>gs.B1:gs.B13</svg:desc>
                </draw:g>
              </table:table-cell>
              <table:table-cell office:value-type="float" office:value="NaN">
                <text:p>NaN</text:p>
                <draw:g>
                  <svg:desc>gs.C1:gs.C13</svg:desc>
                </draw:g>
              </table:table-cell>
              <table:table-cell office:value-type="float" office:value="NaN">
                <text:p>NaN</text:p>
                <draw:g>
                  <svg:desc>gs.D1:gs.D13</svg:desc>
                </draw:g>
              </table:table-cell>
              <table:table-cell office:value-type="float" office:value="NaN">
                <text:p>NaN</text:p>
                <draw:g>
                  <svg:desc>gs.E1:gs.E13</svg:desc>
                </draw:g>
              </table:table-cell>
              <table:table-cell office:value-type="float" office:value="NaN">
                <text:p>NaN</text:p>
                <draw:g>
                  <svg:desc>gs.F1:gs.F13</svg:desc>
                </draw:g>
              </table:table-cell>
              <table:table-cell office:value-type="float" office:value="NaN">
                <text:p>NaN</text:p>
                <draw:g>
                  <svg:desc>gs.G1:gs.G13</svg:desc>
                </draw:g>
              </table:table-cell>
              <table:table-cell office:value-type="float" office:value="NaN">
                <text:p>NaN</text:p>
                <draw:g>
                  <svg:desc>gs.H1:gs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2973">
                <text:p>52973</text:p>
              </table:table-cell>
              <table:table-cell office:value-type="float" office:value="5443">
                <text:p>5443</text:p>
              </table:table-cell>
              <table:table-cell office:value-type="float" office:value="2376">
                <text:p>2376</text:p>
              </table:table-cell>
              <table:table-cell office:value-type="float" office:value="222">
                <text:p>222</text:p>
              </table:table-cell>
              <table:table-cell office:value-type="float" office:value="0.000203742307692308">
                <text:p>0.000203742307692308</text:p>
              </table:table-cell>
              <table:table-cell office:value-type="float" office:value="10.2750457780379">
                <text:p>10.2750457780379</text:p>
              </table:table-cell>
              <table:table-cell office:value-type="float" office:value="0.0116617899684745">
                <text:p>0.0116617899684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25343">
                <text:p>325343</text:p>
              </table:table-cell>
              <table:table-cell office:value-type="float" office:value="45710">
                <text:p>45710</text:p>
              </table:table-cell>
              <table:table-cell office:value-type="float" office:value="17451">
                <text:p>17451</text:p>
              </table:table-cell>
              <table:table-cell office:value-type="float" office:value="842">
                <text:p>842</text:p>
              </table:table-cell>
              <table:table-cell office:value-type="float" office:value="0.00125131923076923">
                <text:p>0.00125131923076923</text:p>
              </table:table-cell>
              <table:table-cell office:value-type="float" office:value="14.0497874550859">
                <text:p>14.0497874550859</text:p>
              </table:table-cell>
              <table:table-cell office:value-type="float" office:value="0.0139460815201188">
                <text:p>0.0139460815201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14212">
                <text:p>214212</text:p>
              </table:table-cell>
              <table:table-cell office:value-type="float" office:value="60570">
                <text:p>60570</text:p>
              </table:table-cell>
              <table:table-cell office:value-type="float" office:value="57226">
                <text:p>57226</text:p>
              </table:table-cell>
              <table:table-cell office:value-type="float" office:value="1862">
                <text:p>1862</text:p>
              </table:table-cell>
              <table:table-cell office:value-type="float" office:value="0.000823892307692308">
                <text:p>0.000823892307692308</text:p>
              </table:table-cell>
              <table:table-cell office:value-type="float" office:value="28.2757268500364">
                <text:p>28.2757268500364</text:p>
              </table:table-cell>
              <table:table-cell office:value-type="float" office:value="0.0694581069221145">
                <text:p>0.0694581069221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489228">
                <text:p>489228</text:p>
              </table:table-cell>
              <table:table-cell office:value-type="float" office:value="103704">
                <text:p>103704</text:p>
              </table:table-cell>
              <table:table-cell office:value-type="float" office:value="133701">
                <text:p>133701</text:p>
              </table:table-cell>
              <table:table-cell office:value-type="float" office:value="3282">
                <text:p>3282</text:p>
              </table:table-cell>
              <table:table-cell office:value-type="float" office:value="0.00188164615384615">
                <text:p>0.00188164615384615</text:p>
              </table:table-cell>
              <table:table-cell office:value-type="float" office:value="21.1974784762933">
                <text:p>21.1974784762933</text:p>
              </table:table-cell>
              <table:table-cell office:value-type="float" office:value="0.0710553361622802">
                <text:p>0.0710553361622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844663">
                <text:p>844663</text:p>
              </table:table-cell>
              <table:table-cell office:value-type="float" office:value="34982">
                <text:p>34982</text:p>
              </table:table-cell>
              <table:table-cell office:value-type="float" office:value="258876">
                <text:p>258876</text:p>
              </table:table-cell>
              <table:table-cell office:value-type="float" office:value="5102">
                <text:p>5102</text:p>
              </table:table-cell>
              <table:table-cell office:value-type="float" office:value="0.00324870384615385">
                <text:p>0.00324870384615385</text:p>
              </table:table-cell>
              <table:table-cell office:value-type="float" office:value="4.14153336892938">
                <text:p>4.14153336892938</text:p>
              </table:table-cell>
              <table:table-cell office:value-type="float" office:value="0.0796859339168402">
                <text:p>0.0796859339168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1441105">
                <text:p>1441105</text:p>
              </table:table-cell>
              <table:table-cell office:value-type="float" office:value="50045">
                <text:p>50045</text:p>
              </table:table-cell>
              <table:table-cell office:value-type="float" office:value="444751">
                <text:p>444751</text:p>
              </table:table-cell>
              <table:table-cell office:value-type="float" office:value="7322">
                <text:p>7322</text:p>
              </table:table-cell>
              <table:table-cell office:value-type="float" office:value="0.00554271153846154">
                <text:p>0.00554271153846154</text:p>
              </table:table-cell>
              <table:table-cell office:value-type="float" office:value="3.47268242078128">
                <text:p>3.47268242078128</text:p>
              </table:table-cell>
              <table:table-cell office:value-type="float" office:value="0.0802406903036212">
                <text:p>0.0802406903036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2264550">
                <text:p>2264550</text:p>
              </table:table-cell>
              <table:table-cell office:value-type="float" office:value="72421">
                <text:p>72421</text:p>
              </table:table-cell>
              <table:table-cell office:value-type="float" office:value="703326">
                <text:p>703326</text:p>
              </table:table-cell>
              <table:table-cell office:value-type="float" office:value="9942">
                <text:p>9942</text:p>
              </table:table-cell>
              <table:table-cell office:value-type="float" office:value="0.00870980769230769">
                <text:p>0.00870980769230769</text:p>
              </table:table-cell>
              <table:table-cell office:value-type="float" office:value="3.19803051378861">
                <text:p>3.19803051378861</text:p>
              </table:table-cell>
              <table:table-cell office:value-type="float" office:value="0.080751036629794">
                <text:p>0.0807510366297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3329373">
                <text:p>3329373</text:p>
              </table:table-cell>
              <table:table-cell office:value-type="float" office:value="87687">
                <text:p>87687</text:p>
              </table:table-cell>
              <table:table-cell office:value-type="float" office:value="1046601">
                <text:p>1046601</text:p>
              </table:table-cell>
              <table:table-cell office:value-type="float" office:value="12962">
                <text:p>12962</text:p>
              </table:table-cell>
              <table:table-cell office:value-type="float" office:value="0.0128052807692308">
                <text:p>0.0128052807692308</text:p>
              </table:table-cell>
              <table:table-cell office:value-type="float" office:value="2.63373914547874">
                <text:p>2.63373914547874</text:p>
              </table:table-cell>
              <table:table-cell office:value-type="float" office:value="0.0817319837699171">
                <text:p>0.0817319837699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4634692">
                <text:p>4634692</text:p>
              </table:table-cell>
              <table:table-cell office:value-type="float" office:value="100298">
                <text:p>100298</text:p>
              </table:table-cell>
              <table:table-cell office:value-type="float" office:value="1486576">
                <text:p>1486576</text:p>
              </table:table-cell>
              <table:table-cell office:value-type="float" office:value="16382">
                <text:p>16382</text:p>
              </table:table-cell>
              <table:table-cell office:value-type="float" office:value="0.0178257384615385">
                <text:p>0.0178257384615385</text:p>
              </table:table-cell>
              <table:table-cell office:value-type="float" office:value="2.16407044955738">
                <text:p>2.16407044955738</text:p>
              </table:table-cell>
              <table:table-cell office:value-type="float" office:value="0.0833949181520584">
                <text:p>0.0833949181520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6360337">
                <text:p>6360337</text:p>
              </table:table-cell>
              <table:table-cell office:value-type="float" office:value="77095">
                <text:p>77095</text:p>
              </table:table-cell>
              <table:table-cell office:value-type="float" office:value="2035251">
                <text:p>2035251</text:p>
              </table:table-cell>
              <table:table-cell office:value-type="float" office:value="20202">
                <text:p>20202</text:p>
              </table:table-cell>
              <table:table-cell office:value-type="float" office:value="0.0244628346153846">
                <text:p>0.0244628346153846</text:p>
              </table:table-cell>
              <table:table-cell office:value-type="float" office:value="1.21212130740871">
                <text:p>1.21212130740871</text:p>
              </table:table-cell>
              <table:table-cell office:value-type="float" office:value="0.0831976764753189">
                <text:p>0.0831976764753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